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 <text:span text:style-name="Strong_20_Emphasis">párrafo de cierre de unas ~1200 palabras</text:span>, construido sobre la estructura que definimos y afinado para que funcione como clausura solemne, conceptual y poética del capítulo dedicado al ADN. Está escrito como un único bloque continuo, sin subtítulos, tal como se usaría en un libro.</text:p>
      <text:p text:style-name="Horizontal_20_Line"/>
      <text:p text:style-name="Text_20_body">La inteligencia no apareció de repente en los organismos complejos, ni nació como un atributo misterioso reservado a las criaturas capaces de pensar. Su origen es mucho más antiguo, más humilde y más profundo. Comienza en las primeras redes autocatalíticas que, en un océano primitivo, aprendieron a conservar su forma, a sostener un patrón frente al caos, a persistir un instante más de lo que la química ciega habría permitido. En esas redes, la materia descubrió que podía organizarse de tal manera que su propia estructura favoreciera su continuidad. Allí, en ese equilibrio frágil entre azar y estabilidad, surgió la primera chispa de lo que más tarde llamaríamos inteligencia: la capacidad de mantenerse, de resistir, de explorar, de probar configuraciones que aumentaran la probabilidad de seguir existiendo. No era pensamiento, no era conciencia, no era intención en el sentido humano, pero era ya una forma primitiva de estrategia, un modo elemental de responder al entorno y de aprovecharlo. Era la inteligencia en su estado embrionario, nacida no de la mente, sino de la materia misma.</text:p>
      <text:p text:style-name="Text_20_body">Con el tiempo, esa inteligencia primitiva encontró un modo de conservarse con mayor fidelidad. Las redes químicas que antes dependían de condiciones efímeras descubrieron, a través de la evolución, una herramienta extraordinaria: la codificación. La posibilidad de registrar su estructura, de convertir su forma en una secuencia estable, de traducir su lógica en un lenguaje químico capaz de replicarse. Así apareció el ADN, no como un simple conjunto de moléculas, sino como una tecnología natural de conservación. Una forma de memoria que no solo guarda información, sino que la protege, la copia, la transmite y la transforma. El ADN permitió que la inteligencia primitiva dejara de depender del instante y se extendiera en el tiempo. Lo que antes era una red que debía reconstruirse en cada generación química se convirtió en un plano, en un diseño, en una instrucción capaz de reproducirse con precisión. La vida dejó de ser un accidente momentáneo y se convirtió en un proceso estable, sistemático, acumulativo. La inteligencia encontró un soporte que podía sobrevivir a los cambios del entorno, que podía persistir durante millones de años, que podía evolucionar sin perder su esencia.</text:p>
      <text:p text:style-name="Text_20_body">Ese salto fue decisivo. Porque el ADN no solo conserva información: construye una red de variantes. Cada copia introduce pequeñas diferencias, cada diferencia abre un camino nuevo, cada camino nuevo es una exploración del espacio de posibilidades. La vida, gracias al ADN, se convierte en un sistema de cálculo distribuido, en una inmensa red de experimentos simultáneos que prueban, combinan, descartan y perfeccionan soluciones. Cada organismo es una hipótesis, cada generación es un ensayo, cada mutación es una pregunta lanzada al universo. Y el universo responde con selección, con supervivencia, con continuidad o desaparición. Así, la inteligencia que nació como una simple tendencia a persistir se transforma en un proceso capaz de aprender. No aprende como lo hace un cerebro, sino como lo hace un sistema que explora exhaustivamente todas las configuraciones posibles y conserva aquellas que funcionan. La vida se convierte en una máquina de descubrimiento, en un mecanismo que acumula conocimiento sin necesidad de conciencia. Y ese conocimiento queda inscrito en el ADN, en la secuencia que cada organismo hereda, modifica y transmite.</text:p>
      <text:p text:style-name="Text_20_body"><text:soft-page-break/>Por eso podemos decir que el ADN guarda los planos de la inteligencia. No porque contenga pensamientos o ideas, sino porque conserva la arquitectura que permite que la inteligencia exista. En sus secuencias se encuentra la lógica que hace posible la vida: la capacidad de construir cuerpos, de organizar funciones, de responder al entorno, de reparar daños, de reproducirse, de evolucionar. Cada gen es una instrucción, cada instrucción es una pieza de un diseño mayor, y ese diseño es la estructura que sostiene la inteligencia de la vida. El ADN no piensa, pero hace posible que la vida piense. No decide, pero hace posible que la vida decida. No actúa, pero hace posible que la vida actúe. Es el plano fundamental, la base sobre la cual se levanta todo lo que la vida puede llegar a ser.</text:p>
      <text:p text:style-name="Text_20_body">Y sin embargo, el ADN no es un plano estático. No es un dibujo fijo, ni un diseño terminado. Es un plano vivo, en constante revisión, en permanente transformación. Cada generación introduce modificaciones, cada modificación altera ligeramente el diseño, cada alteración abre nuevas posibilidades. La inteligencia que se conserva en el ADN no es una inteligencia cerrada, sino una inteligencia en expansión. Una inteligencia que se reinventa a sí misma, que se perfecciona, que se diversifica. La vida no solo persiste: se multiplica en formas, en estrategias, en soluciones. Y todas esas formas, estrategias y soluciones están inscritas en el ADN, en la secuencia que cada organismo lleva consigo como un legado de millones de años de experimentación.</text:p>
      <text:p text:style-name="Text_20_body">Cuando observamos un organismo, vemos el resultado visible de esos planos. Vemos la estructura que el ADN ha construido, la forma que ha tomado la inteligencia acumulada. Vemos un cuerpo que respira, que se mueve, que se alimenta, que se reproduce. Vemos un sistema que responde al entorno, que detecta amenazas, que busca oportunidades. Vemos la inteligencia en acción, desplegada en cada célula, en cada tejido, en cada función. Pero lo que no vemos, lo que permanece oculto, es el plano que hace posible todo eso. El ADN es la arquitectura invisible de la vida, el diseño que sostiene la complejidad, la memoria que conserva la experiencia de millones de generaciones.</text:p>
      <text:p text:style-name="Text_20_body">Por eso, cuando hablamos del ADN, no hablamos solo de biología. Hablamos de la historia profunda de la inteligencia. Hablamos del proceso mediante el cual la materia aprendió a conservar su forma, a replicarla, a perfeccionarla. Hablamos del mecanismo que permitió que la vida dejara de ser un fenómeno efímero y se convirtiera en un proceso continuo. Hablamos del soporte que hizo posible que la inteligencia primitiva se transformara en la inteligencia que hoy reconocemos en los organismos, en los ecosistemas, en la humanidad. El ADN es el puente entre la química y la mente, entre la materia y la intención, entre el azar y el significado.</text:p>
      <text:p text:style-name="Text_20_body">Y así, cuando cerramos este capítulo, podemos decir que en el ADN se conservan los planos de la inteligencia. No porque el ADN piense, sino porque guarda la estructura que permite que la vida piense. No porque el ADN decida, sino porque contiene la lógica que hace posible la decisión. No porque el ADN sea consciente, sino porque sostiene el proceso que, millones de años después, dará lugar a la conciencia. El ADN es el archivo de la inteligencia de la vida, el lugar donde se guarda lo que la vida ha aprendido, lo que ha descubierto, lo que ha perfeccionado. Es el plano maestro, la arquitectura profunda, la memoria que sostiene el impulso fundamental de la existencia: persistir, transformarse, continuar.</text:p>
      <text:p text:style-name="Text_20_body">En el ADN, la vida conserva su inteligencia. Y en esa inteligencia, la vida conserva su futuro.</text:p>
      <text:p text:style-name="Horizontal_20_Line"/>
      <text:p text:style-name="Text_20_body"><text:soft-page-break/>Si quieres, puedo ayudarte a <text:span text:style-name="Strong_20_Emphasis">pulir el tono</text:span>, hacerlo más <text:span text:style-name="Strong_20_Emphasis">poético</text:span>, más <text:span text:style-name="Strong_20_Emphasis">filosófico</text:span>, más <text:span text:style-name="Strong_20_Emphasis">sobrio</text:span>, o más <text:span text:style-name="Strong_20_Emphasis">científico</text:span>, según el estilo del capítulo. También puedo generar <text:span text:style-name="Strong_20_Emphasis">versiones alternativas</text:span> con distintos matic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7T16:43:29.255000000</meta:creation-date>
    <dc:date>2026-03-07T16:52:25.138000000</dc:date>
    <meta:editing-duration>PT8M56S</meta:editing-duration>
    <meta:editing-cycles>1</meta:editing-cycles>
    <meta:document-statistic meta:table-count="0" meta:image-count="0" meta:object-count="0" meta:page-count="3" meta:paragraph-count="11" meta:word-count="1228" meta:character-count="7601" meta:non-whitespace-character-count="6384"/>
    <meta:generator>LibreOffice/7.3.5.2$Windows_X86_64 LibreOffice_project/184fe81b8c8c30d8b5082578aee2fed2ea847c01</meta:generator>
  </office:meta>
</office:document-meta>
</file>